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end" style:justify-single-word="false"/>
      <style:text-properties fo:font-size="14pt" style:font-size-asian="12.25pt" style:font-size-complex="14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6pt" style:font-size-asian="14pt" style:font-size-complex="16pt"/>
    </style:style>
    <style:style style:name="P6" style:family="paragraph" style:parent-style-name="Standard">
      <style:paragraph-properties fo:text-align="start" style:justify-single-word="false"/>
      <style:text-properties fo:font-size="15pt" style:font-size-asian="13.1000003814697pt" style:font-size-complex="15pt"/>
    </style:style>
    <style:style style:name="P7" style:family="paragraph" style:parent-style-name="Standard">
      <style:paragraph-properties fo:text-align="start" style:justify-single-word="false"/>
      <style:text-properties fo:font-size="15pt" fo:language="es" fo:country="ES" style:font-size-asian="13.1000003814697pt" style:font-size-complex="15pt"/>
    </style:style>
    <style:style style:name="T1" style:family="text">
      <style:text-properties fo:language="es" fo:country="V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ón Bolívar</text:p>
      <text:p text:style-name="Standard">Departamento de Computación y Tecnología de la Inform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2">Tarea 4</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4">Roso Peñaranda</text:p>
      <text:p text:style-name="P4">Nilver Viera</text:p>
      <text:p text:style-name="P4">Karla Alzuro</text:p>
      <text:p text:style-name="P4">Joel Araujo 10-10797</text:p>
      <text:p text:style-name="P4">Arturo Voltattorni 10-10774</text:p>
      <text:p text:style-name="P2"><text:soft-page-break/>Diseño</text:p>
      <text:p text:style-name="P5"/>
      <text:p text:style-name="P6"><text:tab/>Para implementar el patrón estrategia, se modificó la clase Plan, para que pudiera generar la parte de la factura correspondiente de acuerdo al tipo de plan, además de crearse una interfaz factura, y dos clases que la implementan, FacturaPrepago y FacturaPostpago, de modo que la clase que utilice Factura pueda generarla de manera correcta de acuerdo al tipo del plan.</text:p>
      <text:p text:style-name="P6"/>
      <text:p text:style-name="P6"><text:tab/>En la clase Plan, también se utilizó en menor manera, el patrón estrategia, para que las llamadas de imprimir factura a un plan prepago/postpago se hicieran de manera adecuada.</text:p>
      <text:p text:style-name="P6"/>
      <text:p text:style-name="P6"><text:tab/>En resumen, la interfaz Factura determina el tipo del plan y de acuerdo a esto, utiliza el método adecuado de las clases que la implementan.</text:p>
      <text:p text:style-name="P6"/>
      <text:p text:style-name="P7"><text:tab/>Debido a que para cada producto se debe contratar al menos un plan básico y además se pueden contratar servicios adicionales, <text:s/>se hace uso del <text:span text:style-name="T1">patrón decorador para realizar la implementación de la contratación de servicios adicionales, tomando en cuenta la necesidad de extender la funcionalidad de los planes, sin embargo no es necesario extender a través de herencia. Se crea una clase Interface Contratable.java, la cual contiene los métodos getTarifa(), getTipo y <text:s/>getNombre, luego la clase abstracta ServiciosAdicionales que implementa la clase Contratable. Donde la clase ServiciosAdicionales es la clase decoradora, con los métodos getCont() y setCnt().</text:span></text:p>
      <text:p text:style-name="P7"><text:span text:style-name="T1"><text:tab/>Se crean las clases correspondiente a cada plan, las cuales heredan de planes, en nuestro caso los planes son MOCEL2000 y MIXTOPLUS, <text:s/>diochos planes son las clases que tienen la opción de ser decoradas por los distintos tipos de servicios adicionales.</text:span></text:p>
      <text:p text:style-name="P7"><text:span text:style-name="T1"><text:tab/>Para cada servicio se crea la clase correspondiente, los cuales heredan de la clase ServiciosAdicionales y son los elementos decoradores para los planes disponibles. En nuestro caso los servicios adicionales son: PegOtr1500, PegOtr30, Msm800, Moc200 y MixPls.</text:span></text:p>
      <text:p text:style-name="P7"><text:span text:style-name="T1"><text:tab/>Con este patrón se evita que las clases correspondiente a los planes queden demasiado cargadas de funcionalidades, se crean varios objetos pequeños (servicios) que decoran los planes.</text:span></text:p>
      <text:p text:style-name="P7"><text:span text:style-name="T1"><text:tab/><text:tab/></text:span></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Herramienta Git y Gestión de Versiones</text:p>
      <text:p text:style-name="P2"/>
      <text:p text:style-name="P6"><text:tab/>Como política de commits, se establecieron pequeños hitos, por ejemplo la culminación de un par de métodos de un módulo, luego de ser probados, se les hacia commit para mantener una versión actualizada dentro de lo posible. </text:p>
      <text:p text:style-name="P6"/>
      <text:p text:style-name="P6"><text:tab/>Para integrar se mantenía una comunicación constante con respecto a los push/pull que se hacían, de manera que todos los miembros del equipo estuvieran alertas de una actualización, de qué archivos serían actualizados, para tomar precauciones, además de hacer pull lo antes posible para mantener el proyecto en una versión actualizada.</text:p>
      <text:p text:style-name="P6"><text:tab/>Esto fué posible debido al reducido número de miembros, de modo que cada subgrupo tenía asignada una tarea independiente, de modo que la integración generó muy pocos conflictos.</text:p>
      <text:p text:style-name="P6"/>
      <text:p text:style-name="P6"><text:tab/>Los conflictos de integración fueron manejados de manera manual, ya que eran muy pocos y además nada complicados.</text:p>
      <text:p text:style-name="P6"/>
      <text:p text:style-name="P6"><text:soft-page-break/><text:tab/>Lo más difícil de usar git/github es mantener la coordinación para no modificar cosas que puedan afectar a otros, en nuestro caso, al ser pocos los participantes, es una tarea relativamente sencilla, pero aún así se requiere mantener coordinación a la hora de hacer push, o de hacer modificaciones que requieren que el resto del equipo haga merge.</text:p>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Tahoma, Helvetica, FreeSans,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o </meta:initial-creator>
    <meta:creation-date>2013-10-07T00:58:52</meta:creation-date>
    <dc:date>2013-10-07T09:18:56</dc:date>
    <dc:creator>nilver </dc:creator>
    <meta:editing-duration>PT45M30S</meta:editing-duration>
    <meta:editing-cycles>3</meta:editing-cycles>
    <meta:generator>LibreOffice/3.5$Linux_x86 LibreOffice_project/350m1$Build-2</meta:generator>
    <meta:document-statistic meta:table-count="0" meta:image-count="0" meta:object-count="0" meta:page-count="4" meta:paragraph-count="24" meta:word-count="541" meta:character-count="3470" meta:non-whitespace-character-count="2931"/>
  </office:meta>
</office:document-meta>
</file>